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66.68mm"/>
    </style:style>
    <style:style style:name="co4" style:family="table-column">
      <style:table-column-properties fo:break-before="auto" style:column-width="58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<text:s text:c="39"/>Ordonnancement des tâches sur Arduino</text:p>
          </table:table-cell>
          <table:covered-table-cell table:number-columns-repeated="2" table:style-name="ce6"/>
          <table:table-cell table:style-name="Default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table:style-name="ce6" table:number-columns-repeated="2"/>
          <table:table-cell table:style-name="Default"/>
        </table:table-row>
        <table:table-row table:style-name="ro2">
          <table:table-cell table:style-name="ce3" office:value-type="string" calcext:value-type="string">
            <text:p>TÂCHES À RÉALISER</text:p>
          </table:table-cell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TEMPS D’ÉXÉCUTION BLOQUANT</text:p>
          </table:table-cell>
          <table:table-cell table:style-name="ce3" office:value-type="string" calcext:value-type="string">
            <text:p>TEMPS D’ÉXÉCUTION EN IRQ</text:p>
          </table:table-cell>
        </table:table-row>
        <table:table-row table:style-name="ro3">
          <table:table-cell office:value-type="string" calcext:value-type="string">
            <text:p>1. Lecture de la vitesse instantanée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. Lecture du régime moteur instantané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3. Lecture de la consommation instantanée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4. Lecture des pannes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5. Lecture de la position GPS datée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14μs/ms</text:p>
          </table:table-cell>
        </table:table-row>
        <table:table-row table:style-name="ro3">
          <table:table-cell office:value-type="string" calcext:value-type="string">
            <text:p>6. Lecture de l’Horloge Temps Réel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14μs/ms</text:p>
          </table:table-cell>
        </table:table-row>
        <table:table-row table:style-name="ro3">
          <table:table-cell office:value-type="string" calcext:value-type="string">
            <text:p>7. Calcul de la vitesse moyenne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8. Calcul de la vitesse max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9. Calcul du régime moteur moyen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0. Calcul du régime moteur max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1. Calcul de la consommation moyenne 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2. Calcul de la consommation max 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table:style-name="ce5" office:value-type="string" calcext:value-type="string">
            <text:p>13. Surveillance de la voie série sur USB(mode déchargement de la SD)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table:style-name="ce5" office:value-type="string" calcext:value-type="string">
            <text:p>14. Surveillance de l’arrivée de message SIGFOX en provenance du serveur 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5. Gestion de la LED tri chromique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6. Traiter la machine à état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7. Surveillance/connexion/reconnexion Bluetooth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8. Envoi de messages SIGFOX vers le serveur</text:p>
          </table:table-cell>
          <table:table-cell office:value-type="string" calcext:value-type="string">
            <text:p>12min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19. Lecture/écriture sur carte SD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25ms</text:p>
          </table:table-cell>
          <table:table-cell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0. Encodage de la trame du message SIGFOX</text:p>
          </table:table-cell>
          <table:table-cell office:value-type="string" calcext:value-type="string">
            <text:p>12min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3">
          <table:table-cell office:value-type="string" calcext:value-type="string">
            <text:p>21. Décodage de la trame du message SIGFOX 4 fois/jour au max(aléatoire)</text:p>
          </table:table-cell>
          <table:table-cell office:value-type="string" calcext:value-type="string">
            <text:p>Aléatoire</text:p>
          </table:table-cell>
          <table:table-cell table:number-columns-repeated="2" office:value-type="string" calcext:value-type="string">
            <text:p>À détermi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3:45:38.930977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06:44.631126676</meta:creation-date>
    <dc:date>2018-03-20T13:47:51.839035628</dc:date>
    <meta:editing-duration>PT23M16S</meta:editing-duration>
    <meta:editing-cycles>8</meta:editing-cycles>
    <meta:generator>LibreOffice/5.1.6.2.0$Linux_X86_64 LibreOffice_project/10$Build-2</meta:generator>
    <meta:document-statistic meta:table-count="1" meta:cell-count="90" meta:object-count="0"/>
  </office:meta>
</office:document-meta>
</file>